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C3000000C4D311DA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Arial,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5pt" fo:font-style="italic" style:text-underline-style="none" fo:font-weight="normal" officeooo:rsid="00216a11" officeooo:paragraph-rsid="001c3868" style:font-size-asian="15pt" style:font-style-asian="italic" style:font-weight-asian="normal" style:font-size-complex="15pt" style:font-style-complex="italic" style:font-weight-complex="normal"/>
    </style:style>
    <style:style style:name="P2" style:family="paragraph" style:parent-style-name="Standard">
      <style:paragraph-properties fo:text-align="justify" style:justify-single-word="false"/>
      <style:text-properties officeooo:paragraph-rsid="001dcbd1"/>
    </style:style>
    <style:style style:name="P3" style:family="paragraph" style:parent-style-name="Standard">
      <style:paragraph-properties fo:text-align="justify" style:justify-single-word="false"/>
      <style:text-properties officeooo:rsid="001dcbd1" officeooo:paragraph-rsid="001dcbd1"/>
    </style:style>
    <style:style style:name="P4" style:family="paragraph" style:parent-style-name="Standard">
      <style:paragraph-properties fo:text-align="justify" style:justify-single-word="false"/>
      <style:text-properties officeooo:rsid="001e1bfe" officeooo:paragraph-rsid="001e1bfe"/>
    </style:style>
    <style:style style:name="P5" style:family="paragraph" style:parent-style-name="Standard">
      <style:paragraph-properties fo:text-align="justify" style:justify-single-word="false"/>
      <style:text-properties fo:font-size="12pt" fo:font-style="normal" style:text-underline-style="none" fo:font-weight="normal" officeooo:rsid="001dcbd1" officeooo:paragraph-rsid="001dcbd1"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fo:font-size="12pt" fo:font-style="normal" style:text-underline-style="none" fo:font-weight="normal" officeooo:rsid="001e1bfe" officeooo:paragraph-rsid="001e1bfe"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fo:font-size="12pt" fo:font-style="normal" style:text-underline-style="none" fo:font-weight="normal" officeooo:rsid="001f5176" officeooo:paragraph-rsid="001f5176"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font-size="12pt" officeooo:paragraph-rsid="0021e2e3"/>
    </style:style>
    <style:style style:name="P9" style:family="paragraph" style:parent-style-name="Standard">
      <style:paragraph-properties fo:text-align="justify" style:justify-single-word="false"/>
      <style:text-properties style:font-name="Liberation Serif" fo:font-size="12pt" fo:font-style="normal" style:text-underline-style="none" fo:font-weight="normal" officeooo:rsid="0020ffa5" officeooo:paragraph-rsid="0020ffa5"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Liberation Serif" fo:font-size="12pt" fo:font-style="normal" style:text-underline-style="none" fo:font-weight="normal" officeooo:rsid="0020ffa5" officeooo:paragraph-rsid="001f5176" style:font-size-asian="10.5pt" style:font-style-asian="normal" style:font-weight-asian="normal" style:font-size-complex="12pt" style:font-style-complex="normal" style:font-weight-complex="normal"/>
    </style:style>
    <style:style style:name="T1" style:family="text">
      <style:text-properties officeooo:rsid="001c3868"/>
    </style:style>
    <style:style style:name="T2" style:family="text">
      <style:text-properties fo:font-size="12pt" fo:font-style="normal" style:text-underline-style="none" fo:font-weight="normal" officeooo:rsid="001c3868" style:font-size-asian="10.5pt" style:font-style-asian="normal" style:font-weight-asian="normal" style:font-size-complex="12pt" style:font-style-complex="normal" style:font-weight-complex="normal"/>
    </style:style>
    <style:style style:name="T3" style:family="text">
      <style:text-properties fo:font-size="12pt" fo:font-style="normal" style:text-underline-style="none" fo:font-weight="normal" officeooo:rsid="001dcbd1" style:font-size-asian="10.5pt" style:font-style-asian="normal" style:font-weight-asian="normal" style:font-size-complex="12pt" style:font-style-complex="normal" style:font-weight-complex="normal"/>
    </style:style>
    <style:style style:name="T4" style:family="text">
      <style:text-properties style:font-name="Verdana" fo:font-size="10pt"/>
    </style:style>
    <style:style style:name="T5" style:family="text">
      <style:text-properties style:font-name="Verdana" fo:font-size="10pt" officeooo:rsid="001c3868"/>
    </style:style>
    <style:style style:name="T6" style:family="text">
      <style:text-properties fo:font-style="normal" style:text-underline-style="none" fo:font-weight="normal" officeooo:rsid="0020ffa5" style:font-size-asian="10.5pt" style:font-style-asian="normal" style:font-weight-asian="normal" style:font-size-complex="12pt" style:font-style-complex="normal" style:font-weight-complex="normal"/>
    </style:style>
    <style:style style:name="T7" style:family="text">
      <style:text-properties fo:font-style="normal" style:text-underline-style="none" fo:font-weight="normal" officeooo:rsid="0021e2e3" style:font-size-asian="10.5pt" style:font-style-asian="normal" style:font-weight-asian="normal" style:font-size-complex="12pt" style:font-style-complex="normal" style:font-weight-complex="normal"/>
    </style:style>
    <style:style style:name="T8" style:family="text">
      <style:text-properties officeooo:rsid="0020ffa5"/>
    </style:style>
    <style:style style:name="T9" style:family="text">
      <style:text-properties officeooo:rsid="002184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4</text:span>. <text:span text:style-name="T1">Lecteur de carte</text:span></text:p>
      <text:p text:style-name="P2"/>
      <text:p text:style-name="P2"><draw:frame draw:style-name="fr1" draw:name="Image2" text:anchor-type="paragraph" svg:x="4.443cm" svg:y="0.104cm" svg:width="6.877cm" svg:height="6.913cm" draw:z-index="0"><draw:image xlink:href="Pictures/10000201000000C3000000C4D311DA1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pan text:style-name="T2">Une des principales contraintes de notre projet était l'utilisation d'un lecteur de carte pour l'identification des clients. De ce fait, nous avons pu nous procurer un lecteur/graveur «</text:span>ACR38 CCID SDK»<text:span text:style-name="T2"> grâce à l'IUT. Comme nous pouvons le voir sur l'image ci-</text:span><text:span text:style-name="T3">dessus</text:span><text:span text:style-name="T2">, le pack comprend le lecteur/graveur mais aussi 3 types de cartes : </text:span></text:p>
      <text:p text:style-name="P2"><text:span text:style-name="T2">- <text:s/></text:span><text:span text:style-name="T4">5 </text:span><text:span text:style-name="T5">cartes</text:span><text:span text:style-name="T4"> ACOS3 Microprocesseur</text:span></text:p>
      <text:p text:style-name="P2"><text:span text:style-name="T4">- <text:s/>5 </text:span><text:span text:style-name="T5">cartes </text:span><text:span text:style-name="T4">SLE 5528 Carte mémoire</text:span></text:p>
      <text:p text:style-name="P2">- <text:s/><text:span text:style-name="T4">5 </text:span><text:span text:style-name="T5">cartes</text:span><text:span text:style-name="T4"> SLE 5542 Carte mémoire.</text:span></text:p>
      <text:p text:style-name="P2"><text:span text:style-name="T3">De plus, il comprend </text:span><text:span text:style-name="T2">un CD-ROM comprenant le logiciel d'installation du lecteur mais aussi des exemples d'utilisation du lecteur. On peut ainsi retrouver des exemples dans plusieurs langages informatiques et notamment en C# qui est le langage que nous utilisons pour développer notre application. </text:span><text:span text:style-name="T3">Nous avons utilisé un de ces exemples que nous avons modifié pour pouvoir graver les cartes et pour faire en sorte que celle-ci contiennent un numéro qui identifie son propriétaire.</text:span></text:p>
      <text:p text:style-name="P5">Pour ce qui est de la lecture, nous avons repris une des classes de l'exemple évoqué juste avant et qui permet d'utiliser simplement le lecteur de carte car elle comporte les différentes références aux bibliothèques qu'il faut utiliser. A partir de cette classe, nous avons donc pu intégrer le lecteur à notre application. Ainsi, lorsque la vue correspondant à la caisse s'affiche, le lecteur de carte est initialisé et est prêt à fonctionner. Lorsque le caissier clique sur le boutons « lire un carte », la lecture de la carte se fait en arrière plan et est faite au travers d'appel de certaine méthodes de la classe évoquée auparavant.</text:p>
      <text:p text:style-name="P3"/>
      <text:p text:style-name="P3"/>
      <text:p text:style-name="P8"><text:span text:style-name="T7">Remerciement </text:span></text:p>
      <text:p text:style-name="P10"/>
      <text:p text:style-name="P10"/>
      <text:p text:style-name="P9">Nous tenons à remercier notre tuteur Monsieur Bernard Jampy, qui nous a été d'une aide précieuse et qui nous a consacré du temps. </text:p>
      <text:p text:style-name="P9">Nous souhaitons aussi remercier Madame Pascale Brigoulet, chef du département informatique, ainsi que Monsieur David Delon pour le prêt et l'achat du matériel nécessaire à la réalisation de notre projet.</text:p>
      <text:p text:style-name="P9">De plus nous remercions nos enseignant de gestion, Madame <text:span text:style-name="T9">Genevieve Castanet et Madame Emilie Caldeira, pour leur collaboration pour la rédaction du cahier des <text:s/>charges mais aussi de la gestion de notre projet.</text:span></text:p>
      <text:p text:style-name="P9">Enfin, nous tenions à remercier Monsieur Marc Chevaldonné, enseignant de l'IUT pour son aide lors du développement de notre application.</text:p>
      <text:p text:style-name="P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Arial,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0T10:23:22.918654533</meta:creation-date>
    <dc:date>2017-03-20T12:38:39.914561905</dc:date>
    <meta:editing-duration>PT26M22S</meta:editing-duration>
    <meta:editing-cycles>4</meta:editing-cycles>
    <meta:generator>LibreOffice/4.3.3.2$Linux_X86_64 LibreOffice_project/430m0$Build-2</meta:generator>
    <meta:document-statistic meta:table-count="0" meta:image-count="1" meta:object-count="0" meta:page-count="2" meta:paragraph-count="12" meta:word-count="366" meta:character-count="2261" meta:non-whitespace-character-count="1900"/>
  </office:meta>
</office:document-meta>
</file>